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e3c3" officeooo:paragraph-rsid="001fe3c3"/>
    </style:style>
    <style:style style:name="P2" style:family="paragraph" style:parent-style-name="Standard">
      <style:text-properties fo:font-weight="bold" officeooo:rsid="001fe3c3" officeooo:paragraph-rsid="001fe3c3" style:font-weight-asian="bold" style:font-weight-complex="bold"/>
    </style:style>
    <style:style style:name="P3" style:family="paragraph" style:parent-style-name="Standard">
      <style:paragraph-properties style:line-height-at-least="0.476cm"/>
      <style:text-properties fo:color="#d4d4d4" loext:opacity="100%" style:font-name="Droid Sans Mono" fo:font-size="9.75pt" fo:font-weight="normal" fo:background-color="#1e1e1e"/>
    </style:style>
    <style:style style:name="P4" style:family="paragraph" style:parent-style-name="Standard">
      <style:text-properties fo:color="#d4d4d4" loext:opacity="100%" style:font-name="Droid Sans Mono" fo:font-size="9.75pt" fo:font-weight="normal" officeooo:rsid="001fe3c3" officeooo:paragraph-rsid="001fe3c3" fo:background-color="#1e1e1e"/>
    </style:style>
    <style:style style:name="P5" style:family="paragraph" style:parent-style-name="Standard">
      <style:paragraph-properties style:line-height-at-least="0.476cm"/>
      <style:text-properties fo:color="#6a9955" loext:opacity="100%" style:font-name="Droid Sans Mono" fo:font-size="9.75pt" fo:font-weight="normal" fo:background-color="#1e1e1e"/>
    </style:style>
    <style:style style:name="P6" style:family="paragraph" style:parent-style-name="Standard">
      <style:paragraph-properties style:line-height-at-least="0.476cm"/>
    </style:style>
    <style:style style:name="T1" style:family="text">
      <style:text-properties fo:font-weight="normal" style:font-weight-asian="normal" style:font-weight-complex="normal"/>
    </style:style>
    <style:style style:name="T2" style:family="text">
      <style:text-properties fo:color="#dcdcaa" loext:opacity="100%"/>
    </style:style>
    <style:style style:name="T3" style:family="text">
      <style:text-properties fo:color="#dcdcaa" loext:opacity="100%" style:font-name="Droid Sans Mono" fo:font-size="9.75pt" fo:font-weight="normal" fo:background-color="#1e1e1e" loext:char-shading-value="0"/>
    </style:style>
    <style:style style:name="T4" style:family="text">
      <style:text-properties fo:color="#d4d4d4" loext:opacity="100%" style:font-name="Droid Sans Mono" fo:font-size="9.75pt" fo:font-weight="normal" fo:background-color="#1e1e1e" loext:char-shading-value="0"/>
    </style:style>
    <style:style style:name="T5" style:family="text">
      <style:text-properties fo:color="#9cdcfe" loext:opacity="100%"/>
    </style:style>
    <style:style style:name="T6" style:family="text">
      <style:text-properties fo:color="#9cdcfe" loext:opacity="100%" style:font-name="Droid Sans Mono" fo:font-size="9.75pt" fo:font-weight="normal" fo:background-color="#1e1e1e" loext:char-shading-value="0"/>
    </style:style>
    <style:style style:name="T7" style:family="text">
      <style:text-properties fo:color="#c586c0" loext:opacity="100%"/>
    </style:style>
    <style:style style:name="T8" style:family="text">
      <style:text-properties fo:color="#569cd6" loext:opacity="100%"/>
    </style:style>
    <style:style style:name="T9" style:family="text">
      <style:text-properties fo:color="#4ec9b0" loext:opacity="100%"/>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4:</text:p>
      <text:p text:style-name="P1"/>
      <text:p text:style-name="P2">Orden que siguen las partes del sistema distribuido en un caso particular<text:span text:style-name="T1">.</text:span></text:p>
      <text:p text:style-name="P2"><text:span text:style-name="T1"/></text:p>
      <text:p text:style-name="P2"><text:span text:style-name="T1"><text:tab/>1. ChatServer registra su objeto principal "ChatServerImpl" en el servidor de nombres, con su nombre lógico (por defecto "TestServer").</text:span></text:p>
      <text:p text:style-name="P2"><text:span text:style-name="T1"><text:tab/>2. Los dos ChatClients buscan el objeto "ChatServerImpl" utilizando el servidor de nombres y obtienen su proxy IChatServer. Nótese que los tres procesos tienen que estar de acuerdo en el nombre lógico del objeto “ChatServerImpl”, que en este ejemplo es "TestServer".</text:span></text:p>
      <text:p text:style-name="P2"><text:span text:style-name="T1"><text:tab/>3. Los clientes del Chat se conectan al ChatServer. Para ello crean un objeto ChatUserImpl local y lo registran en el servidor, mediante el método connectUser de IChatServer.</text:span></text:p>
      <text:p text:style-name="P2"><text:span text:style-name="T1"><text:tab/>4. Los clientes del Chat preguntan la lista de canales, mediante el método listChannels de</text:span></text:p>
      <text:p text:style-name="P2"><text:span text:style-name="T1">IchatServer.</text:span></text:p>
      <text:p text:style-name="P2"><text:span text:style-name="T1"><text:tab/>5. Los clientes del Chat se unen al canal “#Friends”. Para ello obtienen primero el proxy</text:span></text:p>
      <text:p text:style-name="P2"><text:span text:style-name="T1">IChatChannel del canal solicitado (mediante el método getChannel de IChatServer) y se unen</text:span></text:p>
      <text:p text:style-name="P2"><text:span text:style-name="T1">a dicho canal, usando el método join de IchatChannel. Nótese que el primer usuario en unirse al canal también recibe una notificación cuando el segundo cliente se une. Esta notificación de canal no se ha dibujado en el esquema.</text:span></text:p>
      <text:p text:style-name="P2"><text:span text:style-name="T1"><text:tab/>6. Alice envía un mensaje de chat sencillo al canal, utilizando el método sendMessage de</text:span></text:p>
      <text:p text:style-name="P2"><text:span text:style-name="T1">IChatChannel.</text:span></text:p>
      <text:p text:style-name="P2"><text:span text:style-name="T1"><text:tab/>7. A partir de dicho envío, el canal retransmite el mensaje a todos los usuarios conectados (al</text:span></text:p>
      <text:p text:style-name="P2"><text:span text:style-name="T1">canal). Para ello, ChatChannelImpl invoca al método sendMessage de IChatUser de cada usuario del canal para retransmitir los mensajes.</text:span></text:p>
      <text:p text:style-name="P2"><text:span text:style-name="T1"><text:tab/>8. Los usuarios, cuando reciben el mensaje, analizan su contenido usando el método</text:span></text:p>
      <text:p text:style-name="P2"><text:span text:style-name="T1">messageArrived. 8a representa una invocación local, mientras que 8b es una invocación</text:span></text:p>
      <text:p text:style-name="P2"><text:span text:style-name="T1">remota.</text:span></text:p>
      <text:p text:style-name="P1"/>
      <text:p text:style-name="P1">- ¿En qué orden deben arrancarse los distintos componentes (NameServer, ChatServer, ChatClient)?</text:p>
      <text:p text:style-name="P1"/>
      <text:p text:style-name="P1">Como el NameServer es opcional, el ChatServer debe ir antes obligatoriamente que el ChatClient.</text:p>
      <text:p text:style-name="P1"/>
      <text:p text:style-name="P1">- ¿Cómo localiza un ChatClient al ChatServer a partir de su nombre?</text:p>
      <text:p text:style-name="P1"/>
      <text:p text:style-name="P1">Mediante el NameServer, que le devuelve su ubicación en la red (dirección IP).</text:p>
      <text:p text:style-name="P1"/>
      <text:p text:style-name="P1">- Asumiendo que un ChatClient conoce la ubicación del NameServer (nshost, nsport) y el nombre del ChatServer (serverName), indique qué secuencia de métodos invoca ChatClient para obtener la lista de canales.</text:p>
      <text:p text:style-name="P1"/>
      <text:p text:style-name="P4"><text:span text:style-name="T5">myUser</text:span> = <text:span text:style-name="T7">new</text:span> <text:span text:style-name="T2">ChatUserImpl</text:span> (<text:span text:style-name="T5">nick</text:span>, <text:span text:style-name="T8">this</text:span>);</text:p>
      <text:p text:style-name="P5">//</text:p>
      <text:p text:style-name="P5">// Connect the client to the ChatServer.</text:p>
      <text:p text:style-name="P5">//</text:p>
      <text:p text:style-name="P3"><text:span text:style-name="T5">srv</text:span>.<text:span text:style-name="T2">connectUser</text:span> (<text:span text:style-name="T5">myUser</text:span>);</text:p>
      <text:p text:style-name="P3"><text:span text:style-name="T9">IChatChannel</text:span> [] <text:span text:style-name="T5">channels</text:span>=<text:span text:style-name="T8">null</text:span>; </text:p>
      <text:p text:style-name="P5">//</text:p>
      <text:p text:style-name="P5">// Obtain the list of channels. Keep the list of channels at variable "channels"</text:p>
      <text:p text:style-name="P5">//</text:p>
      <text:p text:style-name="P6"><text:span text:style-name="T6">channels</text:span><text:span text:style-name="T4"> = </text:span><text:span text:style-name="T6">srv</text:span><text:span text:style-name="T4">.</text:span><text:span text:style-name="T3">listChannels</text:span><text:span text:style-name="T4">();</text:span></text:p>
      <text:p text:style-name="P1"/>
      <text:p text:style-name="P1">- Observe que tanto IChatChannel como IChatUser definen el método void sendMessage (Ichat Message). ¿Qué diferencia hay entre ambas implementaciones? </text:p>
      <text:p text:style-name="P1"/>
      <text:p text:style-name="P1"><text:soft-page-break/></text:p>
      <text:p text:style-name="P1">Que una implementación envía los mensajes a un canal, mientras que otra es capaz de enviarlos a un usuario en concreto.</text:p>
      <text:p text:style-name="P1"/>
      <text:p text:style-name="P1">- ¿Qué objetos remotos define ChatServer?</text:p>
      <text:p text:style-name="P1"/>
      <text:p text:style-name="P1">Tiene un objeto ChatServer y varios objetos ChatChannel.</text:p>
      <text:p text:style-name="P1"/>
      <text:p text:style-name="P1">- Indique si un ChatClient crea algún objeto remoto y si los registra en el servidor de nombres.</text:p>
      <text:p text:style-name="P1"/>
      <text:p text:style-name="P4"><text:span text:style-name="T9">ChatClient</text:span> <text:span text:style-name="T5">cc</text:span> = <text:span text:style-name="T7">new</text:span> <text:span text:style-name="T2">ChatClient</text:span> (<text:span text:style-name="T9">ChatConfiguration</text:span>.<text:span text:style-name="T2">parse</text:span> (<text:span text:style-name="T5">args</text:span>));</text:p>
      <text:p text:style-name="P1">También crea un <text:span text:style-name="T10">mensaje</text:span><text:span text:style-name="T1">, que envía a los otros clientes a través del chatServer.</text:span></text:p>
      <text:p text:style-name="P1"><text:span text:style-name="T1"/></text:p>
      <text:p text:style-name="P2">PROXY: <text:s/>REFERENCIA A UN OBJETO REMOTO<text:span text:style-name="T1">.</text:span></text:p>
      <text:p text:style-name="P2"><text:span text:style-name="T1"/></text:p>
      <text:p text:style-name="P2"><text:span text:style-name="T1">ACTIVIDAD 5:</text:span></text:p>
      <text:p text:style-name="P2"><text:span text:style-name="T1"/></text:p>
      <text:p text:style-name="P2"><text:span text:style-name="T1">5.1</text:span></text:p>
      <text:p text:style-name="P2"><text:span text:style-name="T1"/></text:p>
      <text:p text:style-name="P2"><text:span text:style-name="T1">- ¿Qué hace el objeto conf en ChatClient? ¿cómo se inicializa? ¿Cuáles son sus valores por defecto?</text:span></text:p>
      <text:p text:style-name="P2"><text:span text:style-name="T1"/></text:p>
      <text:p text:style-name="P2"><text:span text:style-name="T1">Dar la configuración del ChatClient (proxy). Se inicializa mediante un constructor en la clase ChatClient. Sus valores por defecto vienen configurados en la clase ChatConfiguration.</text:span></text:p>
      <text:p text:style-name="P2"><text:span text:style-name="T1"/></text:p>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08:53:24.554462398</meta:creation-date>
    <meta:generator>LibreOffice/7.4.3.2$Linux_X86_64 LibreOffice_project/40$Build-2</meta:generator>
    <dc:date>2023-05-09T10:02:53.241837939</dc:date>
    <meta:editing-duration>PT1H9M29S</meta:editing-duration>
    <meta:editing-cycles>1</meta:editing-cycles>
    <meta:document-statistic meta:table-count="0" meta:image-count="0" meta:object-count="0" meta:page-count="2" meta:paragraph-count="44" meta:word-count="530" meta:character-count="3416" meta:non-whitespace-character-count="2919"/>
  </office:meta>
</office:document-meta>
</file>